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6100000091C042F1F3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style:font-family-complex="'XB Tabriz'" style:font-pitch-complex="variable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441cm" svg:x="0.249cm" svg:y="0.55cm">
          <draw:image xlink:href="Pictures/200000020000016100000091C042F1F3.eps" xlink:type="simple" xlink:show="embed" xlink:actuate="onLoad">
            <text:p/>
          </draw:image>
        </draw:frame>
        <draw:frame draw:style-name="gr2" draw:text-style-name="P2" draw:layer="layout" svg:width="0.929cm" svg:height="0.983cm" svg:x="5.86cm" svg:y="3.21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2.286cm" svg:y="3.24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4" draw:layer="layout" svg:width="1.027cm" svg:height="0.911cm" svg:x="1.136cm" svg:y="2.08cm">
          <draw:text-box>
            <text:p text:style-name="P3"><text:span text:style-name="T2">مجا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1T19:11:10</dc:date>
    <dc:creator>kkk </dc:creator>
    <meta:editing-duration>PT5H45M31S</meta:editing-duration>
    <meta:editing-cycles>30</meta:editing-cycles>
    <meta:generator>LibreOffice/3.3$Linux LibreOffice_project/330m19$Build-401</meta:generator>
    <meta:document-statistic meta:object-count="4"/>
  </office:meta>
</office:document-meta>
</file>